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64f5" officeooo:paragraph-rsid="000d64f5"/>
    </style:style>
    <style:style style:name="P2" style:family="paragraph" style:parent-style-name="Standard">
      <style:text-properties officeooo:rsid="005c3e15" officeooo:paragraph-rsid="005c3e15"/>
    </style:style>
    <style:style style:name="P3" style:family="paragraph" style:parent-style-name="Standard">
      <style:text-properties officeooo:rsid="005c8f7e" officeooo:paragraph-rsid="005c8f7e"/>
    </style:style>
    <style:style style:name="P4" style:family="paragraph" style:parent-style-name="Standard">
      <style:text-properties officeooo:rsid="005ce7b6" officeooo:paragraph-rsid="005ce7b6"/>
    </style:style>
    <style:style style:name="P5" style:family="paragraph" style:parent-style-name="Standard">
      <style:text-properties officeooo:rsid="00784016" officeooo:paragraph-rsid="00784016"/>
    </style:style>
    <style:style style:name="P6" style:family="paragraph" style:parent-style-name="Standard">
      <style:text-properties officeooo:rsid="007cd4be" officeooo:paragraph-rsid="007cd4be"/>
    </style:style>
    <style:style style:name="P7" style:family="paragraph" style:parent-style-name="Header">
      <style:text-properties officeooo:rsid="000d64f5" officeooo:paragraph-rsid="000d64f5"/>
    </style:style>
    <style:style style:name="T1" style:family="text">
      <style:text-properties officeooo:rsid="0010f742"/>
    </style:style>
    <style:style style:name="T2" style:family="text">
      <style:text-properties officeooo:rsid="005c8f7e"/>
    </style:style>
    <style:style style:name="T3" style:family="text">
      <style:text-properties officeooo:rsid="005ce7b6"/>
    </style:style>
    <style:style style:name="T4" style:family="text">
      <style:text-properties officeooo:rsid="007cd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e Hashrate moyen obtenu sur notre ordinateur personnel est de l’ordre de 5,5 * 10⁷h/s, soit 55 million de Hash par seconde.</text:p>
      <text:p text:style-name="P1"/>
      <text:p text:style-name="P1"><text:span text:style-name="T1">3) On constate qu’il s’agite de la transaction « coinbase » ou le mineur reçoit un nombre spécifique de bitcoin spécifié par le protocole</text:span></text:p>
      <text:p text:style-name="P1"/>
      <text:p text:style-name="P1"/>
      <text:p text:style-name="P2">5) Le bloc ne sera pas accepté étant donné que la difficulté ne correspond pas à la difficulté <text:span text:style-name="T2">actue</text:span>lle <text:span text:style-name="T2">du minage. En plus de cela, certains paramètres sont faux, tels que le MerkleRoot ou le time, et le bloc est presque vide.</text:span></text:p>
      <text:p text:style-name="P2"/>
      <text:p text:style-name="P3">6) La probabilité de miner un bloc est de difficulté/2²⁵⁶ <text:span text:style-name="T3">(qui est la valeur max d’un hash).</text:span></text:p>
      <text:p text:style-name="P4">Il faut donc en moyenne calculer 2²⁵⁶/difficulté hash pour en obtenir un qui soit valide.</text:p>
      <text:p text:style-name="P4"/>
      <text:p text:style-name="P5">7) Le temps moyen attendu <text:span text:style-name="T4">pour notre machine est de 69 millions d’années.</text:span></text:p>
      <text:p text:style-name="P5"/>
      <text:p text:style-name="P6">8) Notre estimation du hashrate global est de 1,97E21 hash/s, ce qui est dans le même ordre de grandeur que la valeur donnée par <text:a xlink:type="simple" xlink:href="https://blockchain.info/q/hashrate" text:style-name="Internet_20_link" text:visited-style-name="Visited_20_Internet_20_Link">https://blockchain.info/q/hashrat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64f5" officeooo:paragraph-rsid="000d64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haël LESBROS<text:tab/>TP Impact du Numérique</text:p>
        <text:p text:style-name="MP1">Thomas DA PRATO<text:tab/>Bitco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38:33.998369937</meta:creation-date>
    <dc:date>2022-03-10T16:00:48.722456423</dc:date>
    <meta:editing-duration>PT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78" meta:character-count="969" meta:non-whitespace-character-count="809"/>
  </office:meta>
</office:document-meta>
</file>